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7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style:font-name="Times New Roman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6"/>
        <table:table-column table:style-name="co2" table:default-cell-style-name="ce6"/>
        <table:table-row table:style-name="ro1">
          <table:table-cell table:style-name="ce5" office:value-type="string" calcext:value-type="string">
            <text:p>paint_x_coord</text:p>
          </table:table-cell>
          <table:table-cell table:style-name="ce5" office:value-type="string" calcext:value-type="string">
            <text:p>paint_y_coord</text:p>
          </table:table-cell>
          <table:table-cell table:style-name="ce5" office:value-type="string" calcext:value-type="string">
            <text:p>285 – y</text:p>
          </table:table-cell>
          <table:table-cell table:style-name="ce5" office:value-type="string" calcext:value-type="string">
            <text:p>newX</text:p>
          </table:table-cell>
          <table:table-cell table:style-name="ce5" office:value-type="string" calcext:value-type="string">
            <text:p>newY</text:p>
          </table:table-cell>
          <table:table-cell table:style-name="ce5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5" calcext:value-type="float">
            <text:p>285</text:p>
          </table:table-cell>
          <table:table-cell table:formula="of:=285-[.B2]" office:value-type="float" office:value="0" calcext:value-type="float">
            <text:p>0</text:p>
          </table:table-cell>
          <table:table-cell table:formula="of:=([.A2]-27)/(910-27)" office:value-type="float" office:value="0" calcext:value-type="float">
            <text:p>0</text:p>
          </table:table-cell>
          <table:table-cell table:formula="of:=[.C2]/164" office:value-type="float" office:value="0" calcext:value-type="float">
            <text:p>0</text:p>
          </table:table-cell>
          <table:table-cell/>
          <table:table-cell table:formula="of:=COM.MICROSOFT.CONCAT(&quot;[&quot;;[.D2];&quot;,&quot;;[.E2];&quot;],&quot;)" office:value-type="string" office:string-value="[0,0]," calcext:value-type="string">
            <text:p>[0,0]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table:formula="of:=285-[.B3]" office:value-type="float" office:value="85" calcext:value-type="float">
            <text:p>85</text:p>
          </table:table-cell>
          <table:table-cell table:formula="of:=([.A3]-27)/(910-27)" office:value-type="float" office:value="0" calcext:value-type="float">
            <text:p>0</text:p>
          </table:table-cell>
          <table:table-cell table:formula="of:=[.C3]/164" office:value-type="float" office:value="0.518292682926829" calcext:value-type="float">
            <text:p>0.518292682926829</text:p>
          </table:table-cell>
          <table:table-cell/>
          <table:table-cell table:formula="of:=COM.MICROSOFT.CONCAT(&quot;[&quot;;[.D3];&quot;,&quot;;[.E3];&quot;],&quot;)" office:value-type="string" office:string-value="[0,0.518292682926829]," calcext:value-type="string">
            <text:p>[0,0.518292682926829]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table:formula="of:=285-[.B4]" office:value-type="float" office:value="85" calcext:value-type="float">
            <text:p>85</text:p>
          </table:table-cell>
          <table:table-cell table:formula="of:=([.A4]-27)/(910-27)" office:value-type="float" office:value="0.0124575311438279" calcext:value-type="float">
            <text:p>0.0124575311438279</text:p>
          </table:table-cell>
          <table:table-cell table:formula="of:=[.C4]/164" office:value-type="float" office:value="0.518292682926829" calcext:value-type="float">
            <text:p>0.518292682926829</text:p>
          </table:table-cell>
          <table:table-cell/>
          <table:table-cell table:formula="of:=COM.MICROSOFT.CONCAT(&quot;[&quot;;[.D4];&quot;,&quot;;[.E4];&quot;],&quot;)" office:value-type="string" office:string-value="[0.0124575311438279,0.518292682926829]," calcext:value-type="string">
            <text:p>[0.0124575311438279,0.518292682926829]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0" calcext:value-type="float">
            <text:p>220</text:p>
          </table:table-cell>
          <table:table-cell table:formula="of:=285-[.B5]" office:value-type="float" office:value="65" calcext:value-type="float">
            <text:p>65</text:p>
          </table:table-cell>
          <table:table-cell table:formula="of:=([.A5]-27)/(910-27)" office:value-type="float" office:value="0.0169875424688562" calcext:value-type="float">
            <text:p>0.0169875424688562</text:p>
          </table:table-cell>
          <table:table-cell table:formula="of:=[.C5]/164" office:value-type="float" office:value="0.396341463414634" calcext:value-type="float">
            <text:p>0.396341463414634</text:p>
          </table:table-cell>
          <table:table-cell/>
          <table:table-cell table:formula="of:=COM.MICROSOFT.CONCAT(&quot;[&quot;;[.D5];&quot;,&quot;;[.E5];&quot;],&quot;)" office:value-type="string" office:string-value="[0.0169875424688562,0.396341463414634]," calcext:value-type="string">
            <text:p>[0.0169875424688562,0.396341463414634]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8" calcext:value-type="float">
            <text:p>228</text:p>
          </table:table-cell>
          <table:table-cell table:formula="of:=285-[.B6]" office:value-type="float" office:value="57" calcext:value-type="float">
            <text:p>57</text:p>
          </table:table-cell>
          <table:table-cell table:formula="of:=([.A6]-27)/(910-27)" office:value-type="float" office:value="0.029445073612684" calcext:value-type="float">
            <text:p>0.029445073612684</text:p>
          </table:table-cell>
          <table:table-cell table:formula="of:=[.C6]/164" office:value-type="float" office:value="0.347560975609756" calcext:value-type="float">
            <text:p>0.347560975609756</text:p>
          </table:table-cell>
          <table:table-cell/>
          <table:table-cell table:formula="of:=COM.MICROSOFT.CONCAT(&quot;[&quot;;[.D6];&quot;,&quot;;[.E6];&quot;],&quot;)" office:value-type="string" office:string-value="[0.029445073612684,0.347560975609756]," calcext:value-type="string">
            <text:p>[0.029445073612684,0.347560975609756]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5" calcext:value-type="float">
            <text:p>225</text:p>
          </table:table-cell>
          <table:table-cell table:formula="of:=285-[.B7]" office:value-type="float" office:value="60" calcext:value-type="float">
            <text:p>60</text:p>
          </table:table-cell>
          <table:table-cell table:formula="of:=([.A7]-27)/(910-27)" office:value-type="float" office:value="0.0385050962627407" calcext:value-type="float">
            <text:p>0.0385050962627407</text:p>
          </table:table-cell>
          <table:table-cell table:formula="of:=[.C7]/164" office:value-type="float" office:value="0.365853658536585" calcext:value-type="float">
            <text:p>0.365853658536585</text:p>
          </table:table-cell>
          <table:table-cell/>
          <table:table-cell table:formula="of:=COM.MICROSOFT.CONCAT(&quot;[&quot;;[.D7];&quot;,&quot;;[.E7];&quot;],&quot;)" office:value-type="string" office:string-value="[0.0385050962627407,0.365853658536585]," calcext:value-type="string">
            <text:p>[0.0385050962627407,0.365853658536585]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1" calcext:value-type="float">
            <text:p>231</text:p>
          </table:table-cell>
          <table:table-cell table:formula="of:=285-[.B8]" office:value-type="float" office:value="54" calcext:value-type="float">
            <text:p>54</text:p>
          </table:table-cell>
          <table:table-cell table:formula="of:=([.A8]-27)/(910-27)" office:value-type="float" office:value="0.0475651189127973" calcext:value-type="float">
            <text:p>0.0475651189127973</text:p>
          </table:table-cell>
          <table:table-cell table:formula="of:=[.C8]/164" office:value-type="float" office:value="0.329268292682927" calcext:value-type="float">
            <text:p>0.329268292682927</text:p>
          </table:table-cell>
          <table:table-cell/>
          <table:table-cell table:formula="of:=COM.MICROSOFT.CONCAT(&quot;[&quot;;[.D8];&quot;,&quot;;[.E8];&quot;],&quot;)" office:value-type="string" office:string-value="[0.0475651189127973,0.329268292682927]," calcext:value-type="string">
            <text:p>[0.0475651189127973,0.329268292682927]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0" calcext:value-type="float">
            <text:p>250</text:p>
          </table:table-cell>
          <table:table-cell table:formula="of:=285-[.B9]" office:value-type="float" office:value="35" calcext:value-type="float">
            <text:p>35</text:p>
          </table:table-cell>
          <table:table-cell table:formula="of:=([.A9]-27)/(910-27)" office:value-type="float" office:value="0.183465458663647" calcext:value-type="float">
            <text:p>0.183465458663647</text:p>
          </table:table-cell>
          <table:table-cell table:formula="of:=[.C9]/164" office:value-type="float" office:value="0.213414634146341" calcext:value-type="float">
            <text:p>0.213414634146341</text:p>
          </table:table-cell>
          <table:table-cell/>
          <table:table-cell table:formula="of:=COM.MICROSOFT.CONCAT(&quot;[&quot;;[.D9];&quot;,&quot;;[.E9];&quot;],&quot;)" office:value-type="string" office:string-value="[0.183465458663647,0.213414634146341]," calcext:value-type="string">
            <text:p>[0.183465458663647,0.213414634146341]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7" calcext:value-type="float">
            <text:p>247</text:p>
          </table:table-cell>
          <table:table-cell table:formula="of:=285-[.B10]" office:value-type="float" office:value="38" calcext:value-type="float">
            <text:p>38</text:p>
          </table:table-cell>
          <table:table-cell table:formula="of:=([.A10]-27)/(910-27)" office:value-type="float" office:value="0.190260475651189" calcext:value-type="float">
            <text:p>0.190260475651189</text:p>
          </table:table-cell>
          <table:table-cell table:formula="of:=[.C10]/164" office:value-type="float" office:value="0.231707317073171" calcext:value-type="float">
            <text:p>0.231707317073171</text:p>
          </table:table-cell>
          <table:table-cell/>
          <table:table-cell table:formula="of:=COM.MICROSOFT.CONCAT(&quot;[&quot;;[.D10];&quot;,&quot;;[.E10];&quot;],&quot;)" office:value-type="string" office:string-value="[0.190260475651189,0.231707317073171]," calcext:value-type="string">
            <text:p>[0.190260475651189,0.231707317073171]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4" calcext:value-type="float">
            <text:p>254</text:p>
          </table:table-cell>
          <table:table-cell table:formula="of:=285-[.B11]" office:value-type="float" office:value="31" calcext:value-type="float">
            <text:p>31</text:p>
          </table:table-cell>
          <table:table-cell table:formula="of:=([.A11]-27)/(910-27)" office:value-type="float" office:value="0.197055492638732" calcext:value-type="float">
            <text:p>0.197055492638732</text:p>
          </table:table-cell>
          <table:table-cell table:formula="of:=[.C11]/164" office:value-type="float" office:value="0.189024390243902" calcext:value-type="float">
            <text:p>0.189024390243902</text:p>
          </table:table-cell>
          <table:table-cell/>
          <table:table-cell table:formula="of:=COM.MICROSOFT.CONCAT(&quot;[&quot;;[.D11];&quot;,&quot;;[.E11];&quot;],&quot;)" office:value-type="string" office:string-value="[0.197055492638732,0.189024390243902]," calcext:value-type="string">
            <text:p>[0.197055492638732,0.189024390243902]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6" calcext:value-type="float">
            <text:p>256</text:p>
          </table:table-cell>
          <table:table-cell table:formula="of:=285-[.B12]" office:value-type="float" office:value="29" calcext:value-type="float">
            <text:p>29</text:p>
          </table:table-cell>
          <table:table-cell table:formula="of:=([.A12]-27)/(910-27)" office:value-type="float" office:value="0.211778029445074" calcext:value-type="float">
            <text:p>0.211778029445074</text:p>
          </table:table-cell>
          <table:table-cell table:formula="of:=[.C12]/164" office:value-type="float" office:value="0.176829268292683" calcext:value-type="float">
            <text:p>0.176829268292683</text:p>
          </table:table-cell>
          <table:table-cell/>
          <table:table-cell table:formula="of:=COM.MICROSOFT.CONCAT(&quot;[&quot;;[.D12];&quot;,&quot;;[.E12];&quot;],&quot;)" office:value-type="string" office:string-value="[0.211778029445074,0.176829268292683]," calcext:value-type="string">
            <text:p>[0.211778029445074,0.176829268292683]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table:formula="of:=285-[.B13]" office:value-type="float" office:value="37" calcext:value-type="float">
            <text:p>37</text:p>
          </table:table-cell>
          <table:table-cell table:formula="of:=([.A13]-27)/(910-27)" office:value-type="float" office:value="0.221970554926387" calcext:value-type="float">
            <text:p>0.221970554926387</text:p>
          </table:table-cell>
          <table:table-cell table:formula="of:=[.C13]/164" office:value-type="float" office:value="0.225609756097561" calcext:value-type="float">
            <text:p>0.225609756097561</text:p>
          </table:table-cell>
          <table:table-cell/>
          <table:table-cell table:formula="of:=COM.MICROSOFT.CONCAT(&quot;[&quot;;[.D13];&quot;,&quot;;[.E13];&quot;],&quot;)" office:value-type="string" office:string-value="[0.221970554926387,0.225609756097561]," calcext:value-type="string">
            <text:p>[0.221970554926387,0.225609756097561]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table:formula="of:=285-[.B14]" office:value-type="float" office:value="36" calcext:value-type="float">
            <text:p>36</text:p>
          </table:table-cell>
          <table:table-cell table:formula="of:=([.A14]-27)/(910-27)" office:value-type="float" office:value="0.232163080407701" calcext:value-type="float">
            <text:p>0.232163080407701</text:p>
          </table:table-cell>
          <table:table-cell table:formula="of:=[.C14]/164" office:value-type="float" office:value="0.219512195121951" calcext:value-type="float">
            <text:p>0.219512195121951</text:p>
          </table:table-cell>
          <table:table-cell/>
          <table:table-cell table:formula="of:=COM.MICROSOFT.CONCAT(&quot;[&quot;;[.D14];&quot;,&quot;;[.E14];&quot;],&quot;)" office:value-type="string" office:string-value="[0.232163080407701,0.219512195121951]," calcext:value-type="string">
            <text:p>[0.232163080407701,0.219512195121951]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0" calcext:value-type="float">
            <text:p>260</text:p>
          </table:table-cell>
          <table:table-cell table:formula="of:=285-[.B15]" office:value-type="float" office:value="25" calcext:value-type="float">
            <text:p>25</text:p>
          </table:table-cell>
          <table:table-cell table:formula="of:=([.A15]-27)/(910-27)" office:value-type="float" office:value="0.237825594563986" calcext:value-type="float">
            <text:p>0.237825594563986</text:p>
          </table:table-cell>
          <table:table-cell table:formula="of:=[.C15]/164" office:value-type="float" office:value="0.152439024390244" calcext:value-type="float">
            <text:p>0.152439024390244</text:p>
          </table:table-cell>
          <table:table-cell/>
          <table:table-cell table:formula="of:=COM.MICROSOFT.CONCAT(&quot;[&quot;;[.D15];&quot;,&quot;;[.E15];&quot;],&quot;)" office:value-type="string" office:string-value="[0.237825594563986,0.152439024390244]," calcext:value-type="string">
            <text:p>[0.237825594563986,0.152439024390244]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table:formula="of:=285-[.B16]" office:value-type="float" office:value="29" calcext:value-type="float">
            <text:p>29</text:p>
          </table:table-cell>
          <table:table-cell table:formula="of:=([.A16]-27)/(910-27)" office:value-type="float" office:value="0.243488108720272" calcext:value-type="float">
            <text:p>0.243488108720272</text:p>
          </table:table-cell>
          <table:table-cell table:formula="of:=[.C16]/164" office:value-type="float" office:value="0.176829268292683" calcext:value-type="float">
            <text:p>0.176829268292683</text:p>
          </table:table-cell>
          <table:table-cell/>
          <table:table-cell table:formula="of:=COM.MICROSOFT.CONCAT(&quot;[&quot;;[.D16];&quot;,&quot;;[.E16];&quot;],&quot;)" office:value-type="string" office:string-value="[0.243488108720272,0.176829268292683]," calcext:value-type="string">
            <text:p>[0.243488108720272,0.176829268292683]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table:formula="of:=285-[.B17]" office:value-type="float" office:value="24" calcext:value-type="float">
            <text:p>24</text:p>
          </table:table-cell>
          <table:table-cell table:formula="of:=([.A17]-27)/(910-27)" office:value-type="float" office:value="0.249150622876557" calcext:value-type="float">
            <text:p>0.249150622876557</text:p>
          </table:table-cell>
          <table:table-cell table:formula="of:=[.C17]/164" office:value-type="float" office:value="0.146341463414634" calcext:value-type="float">
            <text:p>0.146341463414634</text:p>
          </table:table-cell>
          <table:table-cell/>
          <table:table-cell table:formula="of:=COM.MICROSOFT.CONCAT(&quot;[&quot;;[.D17];&quot;,&quot;;[.E17];&quot;],&quot;)" office:value-type="string" office:string-value="[0.249150622876557,0.146341463414634]," calcext:value-type="string">
            <text:p>[0.249150622876557,0.146341463414634],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6" calcext:value-type="float">
            <text:p>266</text:p>
          </table:table-cell>
          <table:table-cell table:formula="of:=285-[.B18]" office:value-type="float" office:value="19" calcext:value-type="float">
            <text:p>19</text:p>
          </table:table-cell>
          <table:table-cell table:formula="of:=([.A18]-27)/(910-27)" office:value-type="float" office:value="0.7519818799547" calcext:value-type="float">
            <text:p>0.7519818799547</text:p>
          </table:table-cell>
          <table:table-cell table:formula="of:=[.C18]/164" office:value-type="float" office:value="0.115853658536585" calcext:value-type="float">
            <text:p>0.115853658536585</text:p>
          </table:table-cell>
          <table:table-cell/>
          <table:table-cell table:formula="of:=COM.MICROSOFT.CONCAT(&quot;[&quot;;[.D18];&quot;,&quot;;[.E18];&quot;],&quot;)" office:value-type="string" office:string-value="[0.7519818799547,0.115853658536585]," calcext:value-type="string">
            <text:p>[0.7519818799547,0.115853658536585],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4" calcext:value-type="float">
            <text:p>254</text:p>
          </table:table-cell>
          <table:table-cell table:formula="of:=285-[.B19]" office:value-type="float" office:value="31" calcext:value-type="float">
            <text:p>31</text:p>
          </table:table-cell>
          <table:table-cell table:formula="of:=([.A19]-27)/(910-27)" office:value-type="float" office:value="0.758776896942242" calcext:value-type="float">
            <text:p>0.758776896942242</text:p>
          </table:table-cell>
          <table:table-cell table:formula="of:=[.C19]/164" office:value-type="float" office:value="0.189024390243902" calcext:value-type="float">
            <text:p>0.189024390243902</text:p>
          </table:table-cell>
          <table:table-cell/>
          <table:table-cell table:formula="of:=COM.MICROSOFT.CONCAT(&quot;[&quot;;[.D19];&quot;,&quot;;[.E19];&quot;],&quot;)" office:value-type="string" office:string-value="[0.758776896942242,0.189024390243902]," calcext:value-type="string">
            <text:p>[0.758776896942242,0.189024390243902],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7" calcext:value-type="float">
            <text:p>257</text:p>
          </table:table-cell>
          <table:table-cell table:formula="of:=285-[.B20]" office:value-type="float" office:value="28" calcext:value-type="float">
            <text:p>28</text:p>
          </table:table-cell>
          <table:table-cell table:formula="of:=([.A20]-27)/(910-27)" office:value-type="float" office:value="0.782559456398641" calcext:value-type="float">
            <text:p>0.782559456398641</text:p>
          </table:table-cell>
          <table:table-cell table:formula="of:=[.C20]/164" office:value-type="float" office:value="0.170731707317073" calcext:value-type="float">
            <text:p>0.170731707317073</text:p>
          </table:table-cell>
          <table:table-cell/>
          <table:table-cell table:formula="of:=COM.MICROSOFT.CONCAT(&quot;[&quot;;[.D20];&quot;,&quot;;[.E20];&quot;],&quot;)" office:value-type="string" office:string-value="[0.782559456398641,0.170731707317073]," calcext:value-type="string">
            <text:p>[0.782559456398641,0.170731707317073],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9" calcext:value-type="float">
            <text:p>269</text:p>
          </table:table-cell>
          <table:table-cell table:formula="of:=285-[.B21]" office:value-type="float" office:value="16" calcext:value-type="float">
            <text:p>16</text:p>
          </table:table-cell>
          <table:table-cell table:formula="of:=([.A21]-27)/(910-27)" office:value-type="float" office:value="0.797281993204983" calcext:value-type="float">
            <text:p>0.797281993204983</text:p>
          </table:table-cell>
          <table:table-cell table:formula="of:=[.C21]/164" office:value-type="float" office:value="0.0975609756097561" calcext:value-type="float">
            <text:p>0.0975609756097561</text:p>
          </table:table-cell>
          <table:table-cell/>
          <table:table-cell table:formula="of:=COM.MICROSOFT.CONCAT(&quot;[&quot;;[.D21];&quot;,&quot;;[.E21];&quot;],&quot;)" office:value-type="string" office:string-value="[0.797281993204983,0.0975609756097561]," calcext:value-type="string">
            <text:p>[0.797281993204983,0.0975609756097561],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75" calcext:value-type="float">
            <text:p>275</text:p>
          </table:table-cell>
          <table:table-cell table:formula="of:=285-[.B22]" office:value-type="float" office:value="10" calcext:value-type="float">
            <text:p>10</text:p>
          </table:table-cell>
          <table:table-cell table:formula="of:=([.A22]-27)/(910-27)" office:value-type="float" office:value="0.815402038505096" calcext:value-type="float">
            <text:p>0.815402038505096</text:p>
          </table:table-cell>
          <table:table-cell table:formula="of:=[.C22]/164" office:value-type="float" office:value="0.0609756097560976" calcext:value-type="float">
            <text:p>0.0609756097560976</text:p>
          </table:table-cell>
          <table:table-cell/>
          <table:table-cell table:formula="of:=COM.MICROSOFT.CONCAT(&quot;[&quot;;[.D22];&quot;,&quot;;[.E22];&quot;],&quot;)" office:value-type="string" office:string-value="[0.815402038505096,0.0609756097560976]," calcext:value-type="string">
            <text:p>[0.815402038505096,0.0609756097560976],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73" calcext:value-type="float">
            <text:p>273</text:p>
          </table:table-cell>
          <table:table-cell table:formula="of:=285-[.B23]" office:value-type="float" office:value="12" calcext:value-type="float">
            <text:p>12</text:p>
          </table:table-cell>
          <table:table-cell table:formula="of:=([.A23]-27)/(910-27)" office:value-type="float" office:value="0.893544733861835" calcext:value-type="float">
            <text:p>0.893544733861835</text:p>
          </table:table-cell>
          <table:table-cell table:formula="of:=[.C23]/164" office:value-type="float" office:value="0.0731707317073171" calcext:value-type="float">
            <text:p>0.0731707317073171</text:p>
          </table:table-cell>
          <table:table-cell/>
          <table:table-cell table:formula="of:=COM.MICROSOFT.CONCAT(&quot;[&quot;;[.D23];&quot;,&quot;;[.E23];&quot;],&quot;)" office:value-type="string" office:string-value="[0.893544733861835,0.0731707317073171]," calcext:value-type="string">
            <text:p>[0.893544733861835,0.0731707317073171],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0" calcext:value-type="float">
            <text:p>150</text:p>
          </table:table-cell>
          <table:table-cell table:formula="of:=285-[.B24]" office:value-type="float" office:value="135" calcext:value-type="float">
            <text:p>135</text:p>
          </table:table-cell>
          <table:table-cell table:formula="of:=([.A24]-27)/(910-27)" office:value-type="float" office:value="0.904869762174405" calcext:value-type="float">
            <text:p>0.904869762174405</text:p>
          </table:table-cell>
          <table:table-cell table:formula="of:=[.C24]/164" office:value-type="float" office:value="0.823170731707317" calcext:value-type="float">
            <text:p>0.823170731707317</text:p>
          </table:table-cell>
          <table:table-cell/>
          <table:table-cell table:formula="of:=COM.MICROSOFT.CONCAT(&quot;[&quot;;[.D24];&quot;,&quot;;[.E24];&quot;],&quot;)" office:value-type="string" office:string-value="[0.904869762174405,0.823170731707317]," calcext:value-type="string">
            <text:p>[0.904869762174405,0.823170731707317],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21" calcext:value-type="float">
            <text:p>121</text:p>
          </table:table-cell>
          <table:table-cell table:formula="of:=285-[.B25]" office:value-type="float" office:value="164" calcext:value-type="float">
            <text:p>164</text:p>
          </table:table-cell>
          <table:table-cell table:formula="of:=([.A25]-27)/(910-27)" office:value-type="float" office:value="0.917327293318233" calcext:value-type="float">
            <text:p>0.917327293318233</text:p>
          </table:table-cell>
          <table:table-cell table:formula="of:=[.C25]/164" office:value-type="float" office:value="1" calcext:value-type="float">
            <text:p>1</text:p>
          </table:table-cell>
          <table:table-cell/>
          <table:table-cell table:formula="of:=COM.MICROSOFT.CONCAT(&quot;[&quot;;[.D25];&quot;,&quot;;[.E25];&quot;],&quot;)" office:value-type="string" office:string-value="[0.917327293318233,1]," calcext:value-type="string">
            <text:p>[0.917327293318233,1],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19" calcext:value-type="float">
            <text:p>219</text:p>
          </table:table-cell>
          <table:table-cell table:formula="of:=285-[.B26]" office:value-type="float" office:value="66" calcext:value-type="float">
            <text:p>66</text:p>
          </table:table-cell>
          <table:table-cell table:formula="of:=([.A26]-27)/(910-27)" office:value-type="float" office:value="0.951302378255946" calcext:value-type="float">
            <text:p>0.951302378255946</text:p>
          </table:table-cell>
          <table:table-cell table:formula="of:=[.C26]/164" office:value-type="float" office:value="0.402439024390244" calcext:value-type="float">
            <text:p>0.402439024390244</text:p>
          </table:table-cell>
          <table:table-cell/>
          <table:table-cell table:formula="of:=COM.MICROSOFT.CONCAT(&quot;[&quot;;[.D26];&quot;,&quot;;[.E26];&quot;],&quot;)" office:value-type="string" office:string-value="[0.951302378255946,0.402439024390244]," calcext:value-type="string">
            <text:p>[0.951302378255946,0.402439024390244],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16" calcext:value-type="float">
            <text:p>216</text:p>
          </table:table-cell>
          <table:table-cell table:formula="of:=285-[.B27]" office:value-type="float" office:value="69" calcext:value-type="float">
            <text:p>69</text:p>
          </table:table-cell>
          <table:table-cell table:formula="of:=([.A27]-27)/(910-27)" office:value-type="float" office:value="0.958097395243488" calcext:value-type="float">
            <text:p>0.958097395243488</text:p>
          </table:table-cell>
          <table:table-cell table:formula="of:=[.C27]/164" office:value-type="float" office:value="0.420731707317073" calcext:value-type="float">
            <text:p>0.420731707317073</text:p>
          </table:table-cell>
          <table:table-cell/>
          <table:table-cell table:formula="of:=COM.MICROSOFT.CONCAT(&quot;[&quot;;[.D27];&quot;,&quot;;[.E27];&quot;],&quot;)" office:value-type="string" office:string-value="[0.958097395243488,0.420731707317073]," calcext:value-type="string">
            <text:p>[0.958097395243488,0.420731707317073],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77" calcext:value-type="float">
            <text:p>277</text:p>
          </table:table-cell>
          <table:table-cell table:formula="of:=285-[.B28]" office:value-type="float" office:value="8" calcext:value-type="float">
            <text:p>8</text:p>
          </table:table-cell>
          <table:table-cell table:formula="of:=([.A28]-27)/(910-27)" office:value-type="float" office:value="0.976217440543601" calcext:value-type="float">
            <text:p>0.976217440543601</text:p>
          </table:table-cell>
          <table:table-cell table:formula="of:=[.C28]/164" office:value-type="float" office:value="0.0487804878048781" calcext:value-type="float">
            <text:p>0.0487804878048781</text:p>
          </table:table-cell>
          <table:table-cell/>
          <table:table-cell table:formula="of:=COM.MICROSOFT.CONCAT(&quot;[&quot;;[.D28];&quot;,&quot;;[.E28];&quot;],&quot;)" office:value-type="string" office:string-value="[0.976217440543601,0.0487804878048781]," calcext:value-type="string">
            <text:p>[0.976217440543601,0.0487804878048781],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71" calcext:value-type="float">
            <text:p>271</text:p>
          </table:table-cell>
          <table:table-cell table:formula="of:=285-[.B29]" office:value-type="float" office:value="14" calcext:value-type="float">
            <text:p>14</text:p>
          </table:table-cell>
          <table:table-cell table:formula="of:=([.A29]-27)/(910-27)" office:value-type="float" office:value="0.983012457531144" calcext:value-type="float">
            <text:p>0.983012457531144</text:p>
          </table:table-cell>
          <table:table-cell table:formula="of:=[.C29]/164" office:value-type="float" office:value="0.0853658536585366" calcext:value-type="float">
            <text:p>0.0853658536585366</text:p>
          </table:table-cell>
          <table:table-cell/>
          <table:table-cell table:formula="of:=COM.MICROSOFT.CONCAT(&quot;[&quot;;[.D29];&quot;,&quot;;[.E29];&quot;],&quot;)" office:value-type="string" office:string-value="[0.983012457531144,0.0853658536585366]," calcext:value-type="string">
            <text:p>[0.983012457531144,0.0853658536585366],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85" calcext:value-type="float">
            <text:p>285</text:p>
          </table:table-cell>
          <table:table-cell table:formula="of:=285-[.B30]" office:value-type="float" office:value="0" calcext:value-type="float">
            <text:p>0</text:p>
          </table:table-cell>
          <table:table-cell table:formula="of:=([.A30]-27)/(910-27)" office:value-type="float" office:value="1" calcext:value-type="float">
            <text:p>1</text:p>
          </table:table-cell>
          <table:table-cell table:formula="of:=[.C30]/164" office:value-type="float" office:value="0" calcext:value-type="float">
            <text:p>0</text:p>
          </table:table-cell>
          <table:table-cell/>
          <table:table-cell table:formula="of:=COM.MICROSOFT.CONCAT(&quot;[&quot;;[.D30];&quot;,&quot;;[.E30];&quot;],&quot;)" office:value-type="string" office:string-value="[1,0]," calcext:value-type="string">
            <text:p>[1,0],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275" calcext:value-type="float">
            <text:p>275</text:p>
          </table:table-cell>
          <table:table-cell table:formula="of:=285-[.B32]" office:value-type="float" office:value="10" calcext:value-type="float">
            <text:p>10</text:p>
          </table:table-cell>
          <table:table-cell table:formula="of:=([.A32]-27)/(910-27)" office:value-type="float" office:value="0.815402038505096" calcext:value-type="float">
            <text:p>0.815402038505096</text:p>
          </table:table-cell>
          <table:table-cell table:formula="of:=[.C32]/164" office:value-type="float" office:value="0.0609756097560976" calcext:value-type="float">
            <text:p>0.0609756097560976</text:p>
          </table:table-cell>
          <table:table-cell/>
          <table:table-cell table:formula="of:=COM.MICROSOFT.CONCAT(&quot;[&quot;;[.D32];&quot;,&quot;;[.E32];&quot;],&quot;)" office:value-type="string" office:string-value="[0.815402038505096,0.0609756097560976]," calcext:value-type="string">
            <text:p>[0.815402038505096,0.0609756097560976],</text:p>
          </table:table-cell>
        </table:table-row>
        <table:table-row table:style-name="ro1"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21" calcext:value-type="float">
            <text:p>221</text:p>
          </table:table-cell>
          <table:table-cell table:formula="of:=285-[.B33]" office:value-type="float" office:value="64" calcext:value-type="float">
            <text:p>64</text:p>
          </table:table-cell>
          <table:table-cell table:formula="of:=([.A33]-27)/(910-27)" office:value-type="float" office:value="0.822197055492639" calcext:value-type="float">
            <text:p>0.822197055492639</text:p>
          </table:table-cell>
          <table:table-cell table:formula="of:=[.C33]/164" office:value-type="float" office:value="0.390243902439024" calcext:value-type="float">
            <text:p>0.390243902439024</text:p>
          </table:table-cell>
          <table:table-cell/>
          <table:table-cell table:formula="of:=COM.MICROSOFT.CONCAT(&quot;[&quot;;[.D33];&quot;,&quot;;[.E33];&quot;],&quot;)" office:value-type="string" office:string-value="[0.822197055492639,0.390243902439024]," calcext:value-type="string">
            <text:p>[0.822197055492639,0.390243902439024],</text:p>
          </table:table-cell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table:style-name="Default" office:value-type="float" office:value="167" calcext:value-type="float">
            <text:p>167</text:p>
          </table:table-cell>
          <table:table-cell table:formula="of:=285-[.B34]" office:value-type="float" office:value="118" calcext:value-type="float">
            <text:p>118</text:p>
          </table:table-cell>
          <table:table-cell table:formula="of:=([.A34]-27)/(910-27)" office:value-type="float" office:value="0.898074745186863" calcext:value-type="float">
            <text:p>0.898074745186863</text:p>
          </table:table-cell>
          <table:table-cell table:formula="of:=[.C34]/164" office:value-type="float" office:value="0.719512195121951" calcext:value-type="float">
            <text:p>0.719512195121951</text:p>
          </table:table-cell>
          <table:table-cell/>
          <table:table-cell table:formula="of:=COM.MICROSOFT.CONCAT(&quot;[&quot;;[.D34];&quot;,&quot;;[.E34];&quot;],&quot;)" office:value-type="string" office:string-value="[0.898074745186863,0.719512195121951]," calcext:value-type="string">
            <text:p>[0.898074745186863,0.719512195121951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6:30:27.4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3:43:19.357000000</meta:creation-date>
    <dc:date>2023-12-12T16:30:36.965000000</dc:date>
    <meta:editing-duration>PT2H49M58S</meta:editing-duration>
    <meta:editing-cycles>3</meta:editing-cycles>
    <meta:generator>LibreOffice/7.5.5.2$Windows_X86_64 LibreOffice_project/ca8fe7424262805f223b9a2334bc7181abbcbf5e</meta:generator>
    <meta:document-statistic meta:table-count="1" meta:cell-count="197" meta:object-count="0"/>
  </office:meta>
</office:document-meta>
</file>